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0.000000005">
            <text:p>5.00E-009</text:p>
          </table:table-cell>
          <table:table-cell office:value-type="float" office:value="32">
            <text:p>32</text:p>
          </table:table-cell>
          <table:table-cell table:formula="of:=[.B1]/([.A1]-[.A2])" office:value-type="float" office:value="-3200000000">
            <text:p>-3200000000</text:p>
          </table:table-cell>
          <table:table-cell table:formula="of:=LN(ABS([.C1]))" office:value-type="float" office:value="21.8864166467521">
            <text:p>21.89</text:p>
          </table:table-cell>
          <table:table-cell table:formula="of:=LN([.B1])" office:value-type="float" office:value="3.46573590279973">
            <text:p>3.47</text:p>
          </table:table-cell>
          <table:table-cell table:style-name="ce1" table:formula="of:=(36675004.93)^-1" office:value-type="float" office:value="0.0000000272665266687396">
            <text:p>2.73E-008</text:p>
          </table:table-cell>
          <table:table-cell table:formula="of:=(([.F1]-0.000000026)/0.000000026)*100" office:value-type="float" office:value="4.87125641822909">
            <text:p>4.87</text:p>
          </table:table-cell>
        </table:table-row>
        <table:table-row table:style-name="ro1">
          <table:table-cell office:value-type="float" office:value="0.000000015">
            <text:p>1.50E-008</text:p>
          </table:table-cell>
          <table:table-cell office:value-type="float" office:value="18">
            <text:p>18</text:p>
          </table:table-cell>
          <table:table-cell table:formula="of:=[.B2]/([.A2]-[.A3])" office:value-type="float" office:value="-1800000000">
            <text:p>-1800000000</text:p>
          </table:table-cell>
          <table:table-cell table:formula="of:=LN(ABS([.C2]))" office:value-type="float" office:value="21.3110525018485">
            <text:p>21.31</text:p>
          </table:table-cell>
          <table:table-cell table:formula="of:=LN([.B2])" office:value-type="float" office:value="2.89037175789616">
            <text:p>2.89</text:p>
          </table:table-cell>
          <table:table-cell table:number-columns-repeated="2"/>
        </table:table-row>
        <table:table-row table:style-name="ro1">
          <table:table-cell office:value-type="float" office:value="0.000000025">
            <text:p>2.50E-008</text:p>
          </table:table-cell>
          <table:table-cell office:value-type="float" office:value="21">
            <text:p>21</text:p>
          </table:table-cell>
          <table:table-cell table:formula="of:=[.B3]/([.A3]-[.A4])" office:value-type="float" office:value="-2100000000">
            <text:p>-2100000000</text:p>
          </table:table-cell>
          <table:table-cell table:formula="of:=LN(ABS([.C3]))" office:value-type="float" office:value="21.4652031816758">
            <text:p>21.47</text:p>
          </table:table-cell>
          <table:table-cell table:formula="of:=LN([.B3])" office:value-type="float" office:value="3.04452243772342">
            <text:p>3.04</text:p>
          </table:table-cell>
          <table:table-cell table:number-columns-repeated="2"/>
        </table:table-row>
        <table:table-row table:style-name="ro1">
          <table:table-cell office:value-type="float" office:value="0.000000035">
            <text:p>3.50E-008</text:p>
          </table:table-cell>
          <table:table-cell office:value-type="float" office:value="7">
            <text:p>7</text:p>
          </table:table-cell>
          <table:table-cell table:formula="of:=[.B4]/([.A4]-[.A5])" office:value-type="float" office:value="-700000000">
            <text:p>-700000000</text:p>
          </table:table-cell>
          <table:table-cell table:formula="of:=LN(ABS([.C4]))" office:value-type="float" office:value="20.3665908930077">
            <text:p>20.37</text:p>
          </table:table-cell>
          <table:table-cell table:formula="of:=LN([.B4])" office:value-type="float" office:value="1.94591014905531">
            <text:p>1.95</text:p>
          </table:table-cell>
          <table:table-cell table:number-columns-repeated="2"/>
        </table:table-row>
        <table:table-row table:style-name="ro1">
          <table:table-cell office:value-type="float" office:value="0.000000045">
            <text:p>4.50E-008</text:p>
          </table:table-cell>
          <table:table-cell office:value-type="float" office:value="8">
            <text:p>8</text:p>
          </table:table-cell>
          <table:table-cell table:formula="of:=[.B5]/([.A5]-[.A6])" office:value-type="float" office:value="-800000000">
            <text:p>-800000000</text:p>
          </table:table-cell>
          <table:table-cell table:formula="of:=LN(ABS([.C5]))" office:value-type="float" office:value="20.5001222856322">
            <text:p>20.5</text:p>
          </table:table-cell>
          <table:table-cell table:formula="of:=LN([.B5])" office:value-type="float" office:value="2.07944154167984">
            <text:p>2.08</text:p>
          </table:table-cell>
          <table:table-cell table:number-columns-repeated="2"/>
        </table:table-row>
        <table:table-row table:style-name="ro1">
          <table:table-cell office:value-type="float" office:value="0.000000055">
            <text:p>5.50E-008</text:p>
          </table:table-cell>
          <table:table-cell office:value-type="float" office:value="6">
            <text:p>6</text:p>
          </table:table-cell>
          <table:table-cell table:formula="of:=[.B6]/([.A6]-[.A7])" office:value-type="float" office:value="-600000000">
            <text:p>-600000000</text:p>
          </table:table-cell>
          <table:table-cell table:formula="of:=LN(ABS([.C6]))" office:value-type="float" office:value="20.2124402131804">
            <text:p>20.21</text:p>
          </table:table-cell>
          <table:table-cell table:formula="of:=LN([.B6])" office:value-type="float" office:value="1.79175946922806">
            <text:p>1.79</text:p>
          </table:table-cell>
          <table:table-cell table:number-columns-repeated="2"/>
        </table:table-row>
        <table:table-row table:style-name="ro1">
          <table:table-cell office:value-type="float" office:value="0.000000065">
            <text:p>6.50E-008</text:p>
          </table:table-cell>
          <table:table-cell office:value-type="float" office:value="5">
            <text:p>5</text:p>
          </table:table-cell>
          <table:table-cell table:formula="of:=[.B7]/([.A7]-[.A8])" office:value-type="float" office:value="-500000000">
            <text:p>-500000000</text:p>
          </table:table-cell>
          <table:table-cell table:formula="of:=LN(ABS([.C7]))" office:value-type="float" office:value="20.0301186563865">
            <text:p>20.03</text:p>
          </table:table-cell>
          <table:table-cell table:formula="of:=LN([.B7])" office:value-type="float" office:value="1.6094379124341">
            <text:p>1.61</text:p>
          </table:table-cell>
          <table:table-cell table:number-columns-repeated="2"/>
        </table:table-row>
        <table:table-row table:style-name="ro1">
          <table:table-cell office:value-type="float" office:value="0.000000075">
            <text:p>7.50E-008</text:p>
          </table:table-cell>
          <table:table-cell office:value-type="float" office:value="2">
            <text:p>2</text:p>
          </table:table-cell>
          <table:table-cell table:formula="of:=[.B8]/([.A8]-[.A9])" office:value-type="float" office:value="-200000000">
            <text:p>-200000000</text:p>
          </table:table-cell>
          <table:table-cell table:formula="of:=LN(ABS([.C8]))" office:value-type="float" office:value="19.1138279245123">
            <text:p>19.11</text:p>
          </table:table-cell>
          <table:table-cell table:formula="of:=LN([.B8])" office:value-type="float" office:value="0.693147180559945">
            <text:p>0.69</text:p>
          </table:table-cell>
          <table:table-cell table:number-columns-repeated="2"/>
        </table:table-row>
        <table:table-row table:style-name="ro1">
          <table:table-cell office:value-type="float" office:value="0.000000085">
            <text:p>8.50E-008</text:p>
          </table:table-cell>
          <table:table-cell office:value-type="float" office:value="3">
            <text:p>3</text:p>
          </table:table-cell>
          <table:table-cell table:formula="of:=[.B9]/([.A9]-[.A10])" office:value-type="float" office:value="-300000000">
            <text:p>-300000000</text:p>
          </table:table-cell>
          <table:table-cell table:formula="of:=LN(ABS([.C9]))" office:value-type="float" office:value="19.5192930326205">
            <text:p>19.52</text:p>
          </table:table-cell>
          <table:table-cell table:formula="of:=LN([.B9])" office:value-type="float" office:value="1.09861228866811">
            <text:p>1.1</text:p>
          </table:table-cell>
          <table:table-cell table:number-columns-repeated="2"/>
        </table:table-row>
        <table:table-row table:style-name="ro1">
          <table:table-cell office:value-type="float" office:value="0.000000095">
            <text:p>9.50E-008</text:p>
          </table:table-cell>
          <table:table-cell office:value-type="float" office:value="0">
            <text:p>0</text:p>
          </table:table-cell>
          <table:table-cell table:formula="of:=[.B10]/([.A10]-[.A11])" office:value-type="float" office:value="-0">
            <text:p>0</text:p>
          </table:table-cell>
          <table:table-cell table:formula="of:=LN(ABS([.C10]))" office:value-type="float" office:value="0">
            <text:p>Err:502</text:p>
          </table:table-cell>
          <table:table-cell table:formula="of:=LN([.B10])" office:value-type="float" office:value="0">
            <text:p>Err:502</text:p>
          </table:table-cell>
          <table:table-cell table:number-columns-repeated="2"/>
        </table:table-row>
        <table:table-row table:style-name="ro1">
          <table:table-cell office:value-type="float" office:value="0.000000105">
            <text:p>1.05E-007</text:p>
          </table:table-cell>
          <table:table-cell office:value-type="float" office:value="5">
            <text:p>5</text:p>
          </table:table-cell>
          <table:table-cell table:formula="of:=[.B11]/([.A11]-[.A12])" office:value-type="float" office:value="-500000000">
            <text:p>-500000000</text:p>
          </table:table-cell>
          <table:table-cell table:formula="of:=LN(ABS([.C11]))" office:value-type="float" office:value="20.0301186563865">
            <text:p>20.03</text:p>
          </table:table-cell>
          <table:table-cell table:formula="of:=LN([.B11])" office:value-type="float" office:value="1.6094379124341">
            <text:p>1.61</text:p>
          </table:table-cell>
          <table:table-cell table:number-columns-repeated="2"/>
        </table:table-row>
        <table:table-row table:style-name="ro1">
          <table:table-cell office:value-type="float" office:value="0.000000115">
            <text:p>1.15E-007</text:p>
          </table:table-cell>
          <table:table-cell office:value-type="float" office:value="1">
            <text:p>1</text:p>
          </table:table-cell>
          <table:table-cell table:formula="of:=[.B12]/([.A12]-[.A13])" office:value-type="float" office:value="8695652.17391304">
            <text:p>8695652.17</text:p>
          </table:table-cell>
          <table:table-cell table:formula="of:=LN(ABS([.C12]))" office:value-type="float" office:value="15.9783337085832">
            <text:p>15.98</text:p>
          </table:table-cell>
          <table:table-cell table:formula="of:=LN([.B1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>
            <draw:frame table:end-cell-address="Sheet1.J51" table:end-x="0.8024in" table:end-y="0.0417in" draw:z-index="0" draw:style-name="gr1" svg:width="8.7854in" svg:height="5.7012in" svg:x="0.0181in" svg:y="0.0083in">
              <draw:object draw:notify-on-update-of-ranges="Sheet1.A1:Sheet1.A13 Sheet1.D1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04/15/2010</text:date>, <text:time>19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4-15T15:05:39</meta:creation-date>
    <dc:date>2010-04-15T19:16:52</dc:date>
    <dc:creator>Mitchell </dc:creator>
    <meta:editing-duration>PT00H08M21S</meta:editing-duration>
    <meta:editing-cycles>2</meta:editing-cycles>
    <meta:generator>OpenOffice.org/3.1$Unix OpenOffice.org_project/310m19$Build-9420</meta:generator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316cm" svg:height="14.482cm" chart:class="chart:scatter" chart:style-name="ch1">
        <chart:legend chart:legend-position="end" svg:x="17.092cm" svg:y="6.772cm" chart:style-name="ch2"/>
        <chart:plot-area chart:style-name="ch3" table:cell-range-address="Sheet1.A1:Sheet1.A13 Sheet1.D1:Sheet1.D13" svg:x="0.446cm" svg:y="0.289cm" svg:width="16.201cm" svg:height="13.6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3" chart:class="chart:scatter">
            <chart:domain table:cell-range-address="Sheet1.A1:Sheet1.A13"/>
            <chart:regression-curve chart:style-name="ch8">
              <chart:equation svg:x="16.407cm" svg:y="2.037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5">
                <text:p text:id="Sheet1.A1:Sheet1.A13">0.000000005</text:p>
              </table:table-cell>
              <table:table-cell office:value-type="float" office:value="21.8864166467521">
                <text:p text:id="Sheet1.D1:Sheet1.D13">21.88641664675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21.3110525018485">
                <text:p>21.3110525018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25">
                <text:p>0.000000025</text:p>
              </table:table-cell>
              <table:table-cell office:value-type="float" office:value="21.4652031816758">
                <text:p>21.4652031816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35">
                <text:p>0.000000035</text:p>
              </table:table-cell>
              <table:table-cell office:value-type="float" office:value="20.3665908930077">
                <text:p>20.3665908930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45">
                <text:p>0.000000045</text:p>
              </table:table-cell>
              <table:table-cell office:value-type="float" office:value="20.5001222856322">
                <text:p>20.5001222856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55">
                <text:p>0.000000055</text:p>
              </table:table-cell>
              <table:table-cell office:value-type="float" office:value="20.2124402131804">
                <text:p>20.2124402131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65">
                <text:p>0.000000065</text:p>
              </table:table-cell>
              <table:table-cell office:value-type="float" office:value="20.0301186563865">
                <text:p>20.0301186563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75">
                <text:p>0.000000075</text:p>
              </table:table-cell>
              <table:table-cell office:value-type="float" office:value="19.1138279245123">
                <text:p>19.1138279245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85">
                <text:p>0.000000085</text:p>
              </table:table-cell>
              <table:table-cell office:value-type="float" office:value="19.5192930326205">
                <text:p>19.5192930326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95">
                <text:p>0.00000009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105">
                <text:p>0.000000105</text:p>
              </table:table-cell>
              <table:table-cell office:value-type="float" office:value="20.0301186563865">
                <text:p>20.0301186563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15">
                <text:p>0.000000115</text:p>
              </table:table-cell>
              <table:table-cell office:value-type="float" office:value="15.9783337085832">
                <text:p>15.9783337085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